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UNABI EIR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017933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ACHINCHIGU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668963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OSME TIMOTEO LLAMCCAYA DE LA TORRE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3134562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6 689 63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MUNABI EIR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0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5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1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1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09/2021</text:p>
          </table:table-cell>
          <table:table-cell table:style-name="Tabla2.A3" office:value-type="string">
            <text:p text:style-name="P22">91727</text:p>
          </table:table-cell>
          <table:table-cell table:style-name="Tabla2.D3" office:value-type="string">
            <text:p text:style-name="P23">4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4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00:31:3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